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officeooo:rsid="0020c21c"/>
    </style:style>
    <style:style style:name="T2" style:family="text">
      <style:text-properties fo:font-weight="bold" officeooo:rsid="0020c21c" style:font-weight-asian="bold" style:font-weight-complex="bold"/>
    </style:style>
    <style:style style:name="T3" style:family="text">
      <style:text-properties fo:font-weight="normal" officeooo:rsid="0020c21c" style:font-weight-asian="normal" style:font-weight-complex="normal"/>
    </style:style>
    <style:style style:name="T4" style:family="text">
      <style:text-properties fo:font-weight="normal" officeooo:rsid="00223cc4" style:font-weight-asian="normal" style:font-weight-complex="normal"/>
    </style:style>
    <style:style style:name="T5" style:family="text">
      <style:text-properties fo:font-weight="normal" officeooo:rsid="00234120" style:font-weight-asian="normal" style:font-weight-complex="normal"/>
    </style:style>
    <style:style style:name="T6" style:family="text">
      <style:text-properties officeooo:rsid="00223cc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tab/><text:span text:style-name="T1">For my game there are two different types of characters: an avatar and the vehicles. I’ll attempt to add some depth to both below:</text:span></text:p>
      <text:p text:style-name="Standard"/>
      <text:p text:style-name="Standard"/>
      <text:p text:style-name="Standard"><text:tab/><text:span text:style-name="T2">Avatars:</text:span><text:span text:style-name="T1"> The backstory of the game is represented through the prospective of an avatar. These will be customizable characters that can be made to be unique to suit each players personal preference; </text:span><text:span text:style-name="T6">gender, hair, skin tone, etc. </text:span><text:span text:style-name="T1">There will also be special cosmetic items that are earned as rewards. The avatar is used as a human element to connect the player to the world, but is not strictly a playable character. There may/will be establishing cutscene/walkthroughs in the introduction of the game, but outside of these thematic instances, the gameplay takes place through racing in the ‘vehicles’.</text:span></text:p>
      <text:p text:style-name="Standard"/>
      <text:p text:style-name="Standard"/>
      <text:p text:style-name="Standard"><text:tab/><text:span text:style-name="T2">Vehicles: </text:span><text:span text:style-name="T3">I think it is appropriate to consider the vehicles characters as well. I envision that there will be a handful of ‘stock’ configurations for the vehicles, and then various ‘mods’ that enhance certain aspects of there performance. </text:span></text:p>
      <text:p text:style-name="Standard"><text:span text:style-name="T3"/></text:p>
      <text:p text:style-name="Standard"><text:span text:style-name="T3"><text:tab/></text:span><text:span text:style-name="T4">The vehicles are what’s used for the racing which is what the gameplay revolves around. The best example of the type of racing that I would hope to emulate is Mario Kart; easy to understand and with lots of elements of chance, skill, and luck. </text:span></text:p>
      <text:p text:style-name="Standard"><text:span text:style-name="T4"/></text:p>
      <text:p text:style-name="Standard"><text:span text:style-name="T4"><text:tab/>For the design of the vehicles, I imagine them to have strong ‘Redout’ influenced design; futuristic, fusion powered racing ships (see photo for an example). ‘Mods’ would be upgrades that are visible while they game is happening. Other aesthetic influences are ‘Transi</text:span><text:span text:style-name="T5">s</text:span><text:span text:style-name="T4">t</text:span><text:span text:style-name="T5">o</text:span><text:span text:style-name="T4">r’ </text:span><text:span text:style-name="T5">and ‘Tron’. Each vehicle would have some sort of backstory that moves the narrative forward, and would be unlocked as progress is made.</text:span></text:p>
      <text:p text:style-name="Standard"><text:span text:style-name="T4"/></text:p>
      <text:p text:style-name="Standard"><text:span text:style-name="T4"><text:tab/>For the overall art style, I really like ‘Art of Rally’. Obviously the tone </text:span><text:span text:style-name="T5">would be changed to make it much more futuristic, dark, and dystopian, </text:span><text:span text:style-name="T4">but the low-poly </text:span><text:span text:style-name="T5">and </text:span><text:span text:style-name="T4">well rendered style is very attractive and will help </text:span><text:span text:style-name="T5">put an emphasis on the gameplay rather than sensory overload. I also imagine this is a game that might run on a very wide range of devices (Apple TV, Roku TVs), so making it graphically simple should help overall adopti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27T11:40:04.206000000</meta:creation-date>
    <meta:generator>LibreOffice/7.0.4.2$Windows_X86_64 LibreOffice_project/dcf040e67528d9187c66b2379df5ea4407429775</meta:generator>
    <dc:date>2020-12-27T12:05:43.315000000</dc:date>
    <meta:editing-duration>PT4M24S</meta:editing-duration>
    <meta:editing-cycles>1</meta:editing-cycles>
    <meta:document-statistic meta:table-count="0" meta:image-count="0" meta:object-count="0" meta:page-count="1" meta:paragraph-count="6" meta:word-count="348" meta:character-count="2071" meta:non-whitespace-character-count="1721"/>
  </office:meta>
</office:document-meta>
</file>